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bdaf" officeooo:paragraph-rsid="001ebdaf"/>
    </style:style>
    <style:style style:name="P2" style:family="paragraph" style:parent-style-name="Standard">
      <style:text-properties officeooo:rsid="00207003" officeooo:paragraph-rsid="00207003"/>
    </style:style>
    <style:style style:name="P3" style:family="paragraph" style:parent-style-name="Standard">
      <style:text-properties officeooo:rsid="0021e47b" officeooo:paragraph-rsid="0021e47b"/>
    </style:style>
    <style:style style:name="P4" style:family="paragraph" style:parent-style-name="Standard">
      <style:text-properties officeooo:rsid="002376b2" officeooo:paragraph-rsid="0023ec75"/>
    </style:style>
    <style:style style:name="P5" style:family="paragraph" style:parent-style-name="Standard">
      <style:text-properties officeooo:rsid="002a13c6" officeooo:paragraph-rsid="0023ec75"/>
    </style:style>
    <style:style style:name="P6" style:family="paragraph" style:parent-style-name="Standard">
      <style:text-properties officeooo:rsid="002cf0b2" officeooo:paragraph-rsid="002cf0b2"/>
    </style:style>
    <style:style style:name="P7" style:family="paragraph" style:parent-style-name="Standard">
      <style:text-properties officeooo:rsid="00367f7b" officeooo:paragraph-rsid="00367f7b"/>
    </style:style>
    <style:style style:name="P8" style:family="paragraph" style:parent-style-name="Standard">
      <style:text-properties officeooo:rsid="00367f7b" officeooo:paragraph-rsid="00391733"/>
    </style:style>
    <style:style style:name="P9" style:family="paragraph" style:parent-style-name="Standard">
      <style:text-properties officeooo:rsid="00374a0e" officeooo:paragraph-rsid="00374a0e"/>
    </style:style>
    <style:style style:name="P10" style:family="paragraph" style:parent-style-name="Standard">
      <style:text-properties officeooo:rsid="00374a0e" officeooo:paragraph-rsid="00367f7b"/>
    </style:style>
    <style:style style:name="P11" style:family="paragraph" style:parent-style-name="Standard">
      <style:text-properties officeooo:rsid="00391733" officeooo:paragraph-rsid="00391733"/>
    </style:style>
    <style:style style:name="P12" style:family="paragraph" style:parent-style-name="Standard">
      <style:text-properties officeooo:rsid="003a4b75" officeooo:paragraph-rsid="003cedba"/>
    </style:style>
    <style:style style:name="P13" style:family="paragraph" style:parent-style-name="Standard">
      <style:text-properties officeooo:rsid="003a4b75" officeooo:paragraph-rsid="0040a046"/>
    </style:style>
    <style:style style:name="P14" style:family="paragraph" style:parent-style-name="Standard">
      <style:text-properties officeooo:rsid="003a4b75" officeooo:paragraph-rsid="0041b484"/>
    </style:style>
    <style:style style:name="P15" style:family="paragraph" style:parent-style-name="Standard">
      <style:text-properties officeooo:rsid="00474512" officeooo:paragraph-rsid="00474512"/>
    </style:style>
    <style:style style:name="P16" style:family="paragraph" style:parent-style-name="Standard">
      <style:text-properties officeooo:rsid="004ad166" officeooo:paragraph-rsid="004ad166"/>
    </style:style>
    <style:style style:name="P17" style:family="paragraph" style:parent-style-name="Standard">
      <style:text-properties officeooo:rsid="004ae69a" officeooo:paragraph-rsid="004ae69a"/>
    </style:style>
    <style:style style:name="P18" style:family="paragraph" style:parent-style-name="Standard">
      <style:text-properties officeooo:rsid="004c878b" officeooo:paragraph-rsid="004c878b"/>
    </style:style>
    <style:style style:name="P19" style:family="paragraph" style:parent-style-name="Standard">
      <style:text-properties officeooo:rsid="004c878b" officeooo:paragraph-rsid="00554619"/>
    </style:style>
    <style:style style:name="P20" style:family="paragraph" style:parent-style-name="Standard">
      <style:text-properties fo:font-style="italic" officeooo:rsid="00474512" officeooo:paragraph-rsid="00474512" style:font-style-asian="italic" style:font-style-complex="italic"/>
    </style:style>
    <style:style style:name="P21" style:family="paragraph" style:parent-style-name="Standard">
      <style:text-properties fo:font-style="italic" officeooo:rsid="004929b2" officeooo:paragraph-rsid="004929b2" style:font-style-asian="italic" style:font-style-complex="italic"/>
    </style:style>
    <style:style style:name="P22" style:family="paragraph" style:parent-style-name="Standard">
      <style:text-properties fo:font-style="italic" officeooo:rsid="001ebdaf" officeooo:paragraph-rsid="001ebdaf" style:font-style-asian="italic" style:font-style-complex="italic"/>
    </style:style>
    <style:style style:name="P23" style:family="paragraph" style:parent-style-name="Standard">
      <style:text-properties fo:font-style="italic" officeooo:rsid="00514398" officeooo:paragraph-rsid="00514398" style:font-style-asian="italic" style:font-style-complex="italic"/>
    </style:style>
    <style:style style:name="P24" style:family="paragraph" style:parent-style-name="Standard">
      <style:text-properties fo:font-style="italic" officeooo:rsid="0061fa97" officeooo:paragraph-rsid="0061fa97" style:font-style-asian="italic" style:font-style-complex="italic"/>
    </style:style>
    <style:style style:name="P25" style:family="paragraph" style:parent-style-name="Standard">
      <style:text-properties fo:font-style="italic" officeooo:rsid="00639898" officeooo:paragraph-rsid="00639898" style:font-style-asian="italic" style:font-style-complex="italic"/>
    </style:style>
    <style:style style:name="P26" style:family="paragraph" style:parent-style-name="Standard">
      <style:text-properties fo:font-style="italic" officeooo:rsid="00842811" officeooo:paragraph-rsid="00842811" style:font-style-asian="italic" style:font-style-complex="italic"/>
    </style:style>
    <style:style style:name="P27" style:family="paragraph" style:parent-style-name="Standard">
      <style:text-properties fo:font-weight="bold" officeooo:rsid="00474512" officeooo:paragraph-rsid="00474512" style:font-weight-asian="bold" style:font-weight-complex="bold"/>
    </style:style>
    <style:style style:name="P28" style:family="paragraph" style:parent-style-name="Standard">
      <style:text-properties fo:font-weight="bold" officeooo:rsid="005471a3" officeooo:paragraph-rsid="005471a3" style:font-weight-asian="bold" style:font-weight-complex="bold"/>
    </style:style>
    <style:style style:name="P29" style:family="paragraph" style:parent-style-name="Standard">
      <style:text-properties fo:font-size="14pt" officeooo:rsid="001d4b0b" officeooo:paragraph-rsid="001d4b0b"/>
    </style:style>
    <style:style style:name="P30" style:family="paragraph" style:parent-style-name="Standard">
      <style:text-properties officeooo:rsid="004fa324" officeooo:paragraph-rsid="004fa324"/>
    </style:style>
    <style:style style:name="P31" style:family="paragraph" style:parent-style-name="Standard">
      <style:text-properties fo:font-weight="normal" officeooo:rsid="005471a3" officeooo:paragraph-rsid="005471a3" style:font-weight-asian="normal" style:font-weight-complex="normal"/>
    </style:style>
    <style:style style:name="P32" style:family="paragraph" style:parent-style-name="Standard">
      <style:text-properties fo:font-weight="normal" officeooo:rsid="0058f37d" officeooo:paragraph-rsid="0058f37d" style:font-weight-asian="normal" style:font-weight-complex="normal"/>
    </style:style>
    <style:style style:name="P33" style:family="paragraph" style:parent-style-name="Standard">
      <style:text-properties fo:font-weight="normal" officeooo:rsid="00594ab6" officeooo:paragraph-rsid="00594ab6" style:font-weight-asian="normal" style:font-weight-complex="normal"/>
    </style:style>
    <style:style style:name="P34" style:family="paragraph" style:parent-style-name="Standard">
      <style:text-properties fo:font-weight="normal" officeooo:rsid="005a7ad3" officeooo:paragraph-rsid="005a7ad3" style:font-weight-asian="normal" style:font-weight-complex="normal"/>
    </style:style>
    <style:style style:name="P35" style:family="paragraph" style:parent-style-name="Standard">
      <style:text-properties officeooo:rsid="0057176b" officeooo:paragraph-rsid="0057176b"/>
    </style:style>
    <style:style style:name="P36" style:family="paragraph" style:parent-style-name="Standard">
      <style:text-properties officeooo:paragraph-rsid="00207003"/>
    </style:style>
    <style:style style:name="P37" style:family="paragraph" style:parent-style-name="Standard">
      <style:text-properties officeooo:paragraph-rsid="0023ec75"/>
    </style:style>
    <style:style style:name="P38" style:family="paragraph" style:parent-style-name="Standard">
      <style:text-properties officeooo:rsid="006ef430" officeooo:paragraph-rsid="006ef430"/>
    </style:style>
    <style:style style:name="P39" style:family="paragraph" style:parent-style-name="Standard">
      <style:text-properties officeooo:rsid="00766095" officeooo:paragraph-rsid="00766095"/>
    </style:style>
    <style:style style:name="P40" style:family="paragraph" style:parent-style-name="Standard">
      <style:text-properties officeooo:rsid="005471a3" officeooo:paragraph-rsid="005471a3"/>
    </style:style>
    <style:style style:name="P41" style:family="paragraph" style:parent-style-name="Standard">
      <style:text-properties officeooo:rsid="00770afe" officeooo:paragraph-rsid="00770afe"/>
    </style:style>
    <style:style style:name="P42" style:family="paragraph" style:parent-style-name="Standard">
      <style:text-properties fo:font-style="normal" officeooo:rsid="007b186e" officeooo:paragraph-rsid="007b186e" style:font-style-asian="normal" style:font-style-complex="normal"/>
    </style:style>
    <style:style style:name="P43" style:family="paragraph" style:parent-style-name="Standard">
      <style:text-properties fo:font-style="normal" officeooo:rsid="0074caa8" officeooo:paragraph-rsid="006ef430" style:font-style-asian="normal" style:font-style-complex="normal"/>
    </style:style>
    <style:style style:name="P44" style:family="paragraph" style:parent-style-name="Standard">
      <style:text-properties officeooo:rsid="0077a8d2" officeooo:paragraph-rsid="0077a8d2"/>
    </style:style>
    <style:style style:name="P45" style:family="paragraph" style:parent-style-name="Standard">
      <style:text-properties officeooo:rsid="00839a88" officeooo:paragraph-rsid="00839a88"/>
    </style:style>
    <style:style style:name="P46" style:family="paragraph" style:parent-style-name="Standard">
      <style:text-properties officeooo:rsid="007a4a5e" officeooo:paragraph-rsid="007a4a5e"/>
    </style:style>
    <style:style style:name="P47" style:family="paragraph" style:parent-style-name="Standard">
      <style:text-properties officeooo:rsid="00842811" officeooo:paragraph-rsid="00842811"/>
    </style:style>
    <style:style style:name="P48" style:family="paragraph" style:parent-style-name="Standard">
      <style:text-properties officeooo:rsid="00859164" officeooo:paragraph-rsid="00859164"/>
    </style:style>
    <style:style style:name="P49" style:family="paragraph" style:parent-style-name="Standard">
      <style:text-properties officeooo:paragraph-rsid="00859164"/>
    </style:style>
    <style:style style:name="P50" style:family="paragraph" style:parent-style-name="Quotations">
      <style:text-properties fo:font-style="italic" style:font-style-asian="italic" style:font-style-complex="italic"/>
    </style:style>
    <style:style style:name="P51" style:family="paragraph" style:parent-style-name="Standard">
      <style:text-properties fo:font-style="normal" officeooo:rsid="00842811" officeooo:paragraph-rsid="00842811" style:font-style-asian="normal" style:font-style-complex="normal"/>
    </style:style>
    <style:style style:name="T1" style:family="text">
      <style:text-properties officeooo:rsid="00207003"/>
    </style:style>
    <style:style style:name="T2" style:family="text">
      <style:text-properties officeooo:rsid="0020a8c3"/>
    </style:style>
    <style:style style:name="T3" style:family="text">
      <style:text-properties officeooo:rsid="002376b2"/>
    </style:style>
    <style:style style:name="T4" style:family="text">
      <style:text-properties officeooo:rsid="0023ec75"/>
    </style:style>
    <style:style style:name="T5" style:family="text">
      <style:text-properties officeooo:rsid="0024cc72"/>
    </style:style>
    <style:style style:name="T6" style:family="text">
      <style:text-properties officeooo:rsid="00261f28"/>
    </style:style>
    <style:style style:name="T7" style:family="text">
      <style:text-properties officeooo:rsid="0026cdaf"/>
    </style:style>
    <style:style style:name="T8" style:family="text">
      <style:text-properties officeooo:rsid="0028aba5"/>
    </style:style>
    <style:style style:name="T9" style:family="text">
      <style:text-properties officeooo:rsid="002cf0b2"/>
    </style:style>
    <style:style style:name="T10" style:family="text">
      <style:text-properties fo:font-style="normal" style:font-style-asian="normal" style:font-style-complex="normal"/>
    </style:style>
    <style:style style:name="T11" style:family="text">
      <style:text-properties fo:font-style="normal" officeooo:rsid="00261f28" style:font-style-asian="normal" style:font-style-complex="normal"/>
    </style:style>
    <style:style style:name="T12" style:family="text">
      <style:text-properties fo:font-style="normal" officeooo:rsid="0070b68c" style:font-style-asian="normal" style:font-style-complex="normal"/>
    </style:style>
    <style:style style:name="T13" style:family="text">
      <style:text-properties fo:font-style="normal" officeooo:rsid="0070ea98" style:font-style-asian="normal" style:font-style-complex="normal"/>
    </style:style>
    <style:style style:name="T14" style:family="text">
      <style:text-properties fo:font-style="normal" officeooo:rsid="0074caa8" style:font-style-asian="normal" style:font-style-complex="normal"/>
    </style:style>
    <style:style style:name="T15" style:family="text">
      <style:text-properties fo:font-style="normal" officeooo:rsid="00763dd6" style:font-style-asian="normal" style:font-style-complex="normal"/>
    </style:style>
    <style:style style:name="T16" style:family="text">
      <style:text-properties officeooo:rsid="002db7c6"/>
    </style:style>
    <style:style style:name="T17" style:family="text">
      <style:text-properties officeooo:rsid="002e34cd"/>
    </style:style>
    <style:style style:name="T18" style:family="text">
      <style:text-properties officeooo:rsid="002fe227"/>
    </style:style>
    <style:style style:name="T19" style:family="text">
      <style:text-properties officeooo:rsid="00319ee3"/>
    </style:style>
    <style:style style:name="T20" style:family="text">
      <style:text-properties officeooo:rsid="0032e05e"/>
    </style:style>
    <style:style style:name="T21" style:family="text">
      <style:text-properties officeooo:rsid="003363b5"/>
    </style:style>
    <style:style style:name="T22" style:family="text">
      <style:text-properties officeooo:rsid="00351f83"/>
    </style:style>
    <style:style style:name="T23" style:family="text">
      <style:text-properties officeooo:rsid="00358dff"/>
    </style:style>
    <style:style style:name="T24" style:family="text">
      <style:text-properties officeooo:rsid="00374a0e"/>
    </style:style>
    <style:style style:name="T25" style:family="text">
      <style:text-properties officeooo:rsid="00391733"/>
    </style:style>
    <style:style style:name="T26" style:family="text">
      <style:text-properties officeooo:rsid="00391d46"/>
    </style:style>
    <style:style style:name="T27" style:family="text">
      <style:text-properties officeooo:rsid="003bc2a0"/>
    </style:style>
    <style:style style:name="T28" style:family="text">
      <style:text-properties officeooo:rsid="003cedba"/>
    </style:style>
    <style:style style:name="T29" style:family="text">
      <style:text-properties officeooo:rsid="003dc816"/>
    </style:style>
    <style:style style:name="T30" style:family="text">
      <style:text-properties style:text-position="super 58%" officeooo:rsid="003dc816"/>
    </style:style>
    <style:style style:name="T31" style:family="text">
      <style:text-properties style:text-position="super 58%" officeooo:rsid="0041b484"/>
    </style:style>
    <style:style style:name="T32" style:family="text">
      <style:text-properties officeooo:rsid="003e34ab"/>
    </style:style>
    <style:style style:name="T33" style:family="text">
      <style:text-properties officeooo:rsid="004075c6"/>
    </style:style>
    <style:style style:name="T34" style:family="text">
      <style:text-properties officeooo:rsid="0040a046"/>
    </style:style>
    <style:style style:name="T35" style:family="text">
      <style:text-properties officeooo:rsid="00414020"/>
    </style:style>
    <style:style style:name="T36" style:family="text">
      <style:text-properties officeooo:rsid="0041b484"/>
    </style:style>
    <style:style style:name="T37" style:family="text">
      <style:text-properties officeooo:rsid="0042c643"/>
    </style:style>
    <style:style style:name="T38" style:family="text">
      <style:text-properties officeooo:rsid="004929b2"/>
    </style:style>
    <style:style style:name="T39" style:family="text">
      <style:text-properties officeooo:rsid="004c878b"/>
    </style:style>
    <style:style style:name="T40" style:family="text">
      <style:text-properties officeooo:rsid="004daafb"/>
    </style:style>
    <style:style style:name="T41" style:family="text">
      <style:text-properties officeooo:rsid="004e6752"/>
    </style:style>
    <style:style style:name="T42" style:family="text">
      <style:text-properties officeooo:rsid="00514398"/>
    </style:style>
    <style:style style:name="T43" style:family="text">
      <style:text-properties fo:font-weight="bold" style:font-weight-asian="bold" style:font-weight-complex="bold"/>
    </style:style>
    <style:style style:name="T44" style:family="text">
      <style:text-properties fo:font-weight="bold" officeooo:rsid="0051dc12" style:font-weight-asian="bold" style:font-weight-complex="bold"/>
    </style:style>
    <style:style style:name="T45" style:family="text">
      <style:text-properties officeooo:rsid="00526ad9"/>
    </style:style>
    <style:style style:name="T46" style:family="text">
      <style:text-properties officeooo:rsid="00554619"/>
    </style:style>
    <style:style style:name="T47" style:family="text">
      <style:text-properties officeooo:rsid="0058f37d"/>
    </style:style>
    <style:style style:name="T48" style:family="text">
      <style:text-properties officeooo:rsid="00594ab6"/>
    </style:style>
    <style:style style:name="T49" style:family="text">
      <style:text-properties officeooo:rsid="005bf148"/>
    </style:style>
    <style:style style:name="T50" style:family="text">
      <style:text-properties officeooo:rsid="005dee01"/>
    </style:style>
    <style:style style:name="T51" style:family="text">
      <style:text-properties officeooo:rsid="005f9208"/>
    </style:style>
    <style:style style:name="T52" style:family="text">
      <style:text-properties fo:font-style="italic" style:font-style-asian="italic" style:font-style-complex="italic"/>
    </style:style>
    <style:style style:name="T53" style:family="text">
      <style:text-properties officeooo:rsid="006915ae"/>
    </style:style>
    <style:style style:name="T54" style:family="text">
      <style:text-properties officeooo:rsid="006d6c5a"/>
    </style:style>
    <style:style style:name="T55" style:family="text">
      <style:text-properties officeooo:rsid="007c98c6"/>
    </style:style>
    <style:style style:name="T56" style:family="text">
      <style:text-properties officeooo:rsid="0081db00"/>
    </style:style>
    <style:style style:name="T57" style:family="text">
      <style:text-properties officeooo:rsid="00839a88"/>
    </style:style>
    <style:style style:name="T58" style:family="text">
      <style:text-properties officeooo:rsid="00842811"/>
    </style:style>
    <style:style style:name="T59" style:family="text">
      <style:text-properties officeooo:rsid="00859164"/>
    </style:style>
    <style:style style:name="T60" style:family="text">
      <style:text-properties officeooo:rsid="00873db4"/>
    </style:style>
    <style:style style:name="T61" style:family="text">
      <style:text-properties officeooo:rsid="008822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43">Discussion on the shape </text:span><text:span text:style-name="T44">and behavior </text:span><text:span text:style-name="T43">of civilizations</text:span></text:p>
      <text:p text:style-name="P22">This document is for the discussion of the development of civilizations, typically non-human.</text:p>
      <text:p text:style-name="P1"/>
      <text:p text:style-name="P27">Summary statements:</text:p>
      <text:p text:style-name="P15"/>
      <text:p text:style-name="P20">Longer-lived races (like the astar or Far Ul) can only reliably create sedentary civilizations if a divine continuance can stabilize the environment. <text:span text:style-name="T45">Without this stabilization they are not feasible.</text:span></text:p>
      <text:p text:style-name="P20"/>
      <text:p text:style-name="P20">The civilizations that arise within these divine continuances grow in population on short time scales (human time scales) but technologically progress on long time scales proportional to the race’s generational length. <text:span text:style-name="T38">As a consequence, wide populated regions will share a common culture, with technology and distance from the parent culture being the controlling factors of cultural evolution.</text:span></text:p>
      <text:p text:style-name="P20"/>
      <text:p text:style-name="P21">The number of skilled individuals in a society is not controlled by the nature of the race but instead by the culture of the society. Longevity does, however, allow skilled individuals to reach greater heights of achievement, on average.</text:p>
      <text:p text:style-name="P21"/>
      <text:p text:style-name="P23">A prolonged conflict is not won by the skill granted by longevity or by the quick recovery of short-lived races. Many factors come into play, but in the end it will come down to the cultures and how they handle leadership, strategy, morale, and technology.</text:p>
      <text:p text:style-name="P23"/>
      <text:p text:style-name="P24">Warfare between cultures with populations of primarily the same generational length will wage war on generationally controlled timescales.</text:p>
      <text:p text:style-name="P24"/>
      <text:p text:style-name="P25">Cities will tend towards a short period of growth, a long period of stability, and an abrupt decline.</text:p>
      <text:p text:style-name="P1"/>
      <text:p text:style-name="P28">Civilization Growth</text:p>
      <text:p text:style-name="P1">For peoples with longer lifespans and longer generations, culture and technology progress more slowly. There <text:span text:style-name="T22">may</text:span> <text:span text:style-name="T23">be </text:span>more generations alive at any given time, and the oldest generations tend to slow down progressive agendas. <text:span text:style-name="T1">As Max Planck’s principle of technological progression:</text:span></text:p>
      <text:p text:style-name="P1"/>
      <text:p text:style-name="P50">An important scientific innovation rarely makes its way by gradually winning over and converting its opponents: it rarely happens that Saul becomes Paul. What does happen is that its opponents gradually die out, and that the growing generation is familiarized with the ideas from the beginning: another instance of the fact that the future lies with the youth.</text:p>
      <text:p text:style-name="Quotations"><text:span text:style-name="T52">— </text:span><text:span text:style-name="Citation"><text:span text:style-name="T52">Max Planck, Scientific autobiography, 1950, p. 33, 97</text:span></text:span></text:p>
      <text:p text:style-name="P36"><text:span text:style-name="T1">Despite this, their population can grow just as rapidly as humanity’s. Thus, the population will </text:span><text:span text:style-name="T53">generally</text:span><text:span text:style-name="T1"> outpace the cultural evolution. As a population grows, it must expand. As it expands away from the political center of the culture, new political entities will inevitably form—these entities will have only marginal differences in their culture. This is somewhat comparable to history in ancient and medieval China, where many different kingdoms, factions, and states existed within the same (or similar) cultural bounds.</text:span></text:p>
      <text:p text:style-name="P2"/>
      <text:p text:style-name="P2">Th<text:span text:style-name="T19">ese</text:span> new budding political entities will grow and build cities and developments at human, or almost human, rates. <text:span text:style-name="T2">The cycle continues in this way: the population expands and creates new political entities </text:span><text:soft-page-break/><text:span text:style-name="T2">with similar cultures. The farther the population gets from the original culture, the more different it will be.</text:span></text:p>
      <text:p text:style-name="P2"/>
      <text:p text:style-name="P3">From these initial points, we can say:</text:p>
      <text:p text:style-name="P3">A civilization’s cultural difference from its ancestor is a function of its distance to that ancestor.</text:p>
      <text:p text:style-name="P3">In the lifetime of a long-lived race’s civilization, the founding of cities <text:span text:style-name="T3">and growth of economies</text:span> is human-like in speed.</text:p>
      <text:p text:style-name="P3"/>
      <text:p text:style-name="P28">Civilization Collapse</text:p>
      <text:p text:style-name="P4">From here, the question of the longevity of a civilization comes to stage. Could a long-lived race’s civilization last longer than one of human majority? Human civilizations are typically ended, in some fashion, by <text:span text:style-name="T4">climate change. Changing climates or climate disasters bring famines and droughts, which in turn can bring increased warfare or uncontrollable population movement. This increase in population density can channel new epidemics and diseases, causing discontent and bringing about the collapse of a state. Increased warfare can have similar effects. As one state collapses, trade routes through it may collapse and cause a chain-reaction of collapsing neighbor civilizations.</text:span></text:p>
      <text:p text:style-name="P4"/>
      <text:p text:style-name="P37"><text:span text:style-name="T4">Unlike reality, th</text:span><text:span text:style-name="T54">is</text:span><text:span text:style-name="T4"> world has a stabilizing factor: unconscious divine magic through popular belief. </text:span><text:span text:style-name="T5">Over </text:span><text:span text:style-name="T54">several</text:span><text:span text:style-name="T5"> generations, a culture’s religious practices may develop in accordance to the world around it with a focus on keeping the natural order. Sacrifices may be given to ensure the rise of the sun or the satisfaction of various deities. Rituals may be preformed to bring rain or to appease nearby volcanoes. While these actions have little meaning at their inception, a growing population raised into these beliefs can bring them to reality. Autochthons can be created, magical machinations to give inertia to a civilization or culture. As long as the belief remains, the Autochthons can retain the stability of the environment around a civilization. This stability can offset or nullify changes caused by orbital dynamics and could even remove the random chance associated with natural disasters. </text:span><text:span text:style-name="T6">Cities or political entities may exist within divine “bubbles”, </text:span><text:span text:style-name="T11">domains</text:span><text:span text:style-name="T6">, </text:span><text:span text:style-name="T9">or continuances</text:span><text:span text:style-name="T6"> where the deities there </text:span><text:span text:style-name="T9">exist and</text:span><text:span text:style-name="T6"> have power to maintain the world that the civilization knows. </text:span><text:span text:style-name="T7">As belief grows, wanes, </text:span><text:span text:style-name="T8">or changes</text:span><text:span text:style-name="T7"> </text:span><text:span text:style-name="T19">as a function of</text:span><text:span text:style-name="T7"> culture, the stability of these </text:span><text:span text:style-name="T9">continuances</text:span><text:span text:style-name="T7"> is controlled by the society’s dominant generational length. </text:span><text:span text:style-name="T20">While this function isn’t known, it is proportional to the development of technology, which is </text:span><text:span text:style-name="T21">known.</text:span></text:p>
      <text:p text:style-name="P5"/>
      <text:p text:style-name="P6">Any given civilization composed of villages, towns, and cities will generally have many overlapping divine continuances. <text:span text:style-name="T16">Rural villages may have unique variants of more generally held beliefs or may even have beliefs entirely unique to them and villages around them. With an average village size of 150, </text:span><text:span text:style-name="T17">a group of about 250 villages can support a unique minor Autochthon. Now, not every group of 250 villages has its own minor Autochthon, but the concept could realistically apply that even within a larger divine continuance, many smaller Autochthons </text:span><text:span text:style-name="T18">could </text:span><text:span text:style-name="T17">exert control.</text:span></text:p>
      <text:p text:style-name="P6"/>
      <text:p text:style-name="P38">While divine continuances and the Autochthons that create them can provide civilizations a respite from the climatic changes that cause societal collapse in Earth’s reality, they have their own dangers. As deities mature into reality, their worship becomes <text:span text:style-name="T52">necessary</text:span><text:span text:style-name="T10"> for the divine continuance. </text:span><text:span text:style-name="T12">Should warfare or global disaster interrupt their worship, the Autochthon itself may become the source of collapse. Spiteful or angry Autochthons can bring about the very things that they serve to prevent: famines, diseases, floods, or other local natural disasters. This “divine collapse” can </text:span><text:span text:style-name="T14">be caused by both internal and external pressures. Internally, </text:span><text:span text:style-name="T12">the upsetting of the social order (via significant technological change, </text:span><text:span text:style-name="T13">rapid religious revolution or hubris,</text:span><text:span text:style-name="T12"> </text:span><text:span text:style-name="T14">revolution, </text:span><text:span text:style-name="T15">or generally cultural shifts</text:span><text:span text:style-name="T12">) </text:span><text:span text:style-name="T14">is the main factor that can lead to divine collapse. External pressures, such as a devastating war or conquest, can also lead to a drop in proper religious action.</text:span></text:p>
      <text:p text:style-name="P43"><text:soft-page-break/></text:p>
      <text:p text:style-name="P42">Almost all rapid, <text:span text:style-name="T56">total </text:span>societal collapse is concurrent<text:span text:style-name="T55"> wit</text:span>h <text:span text:style-name="T55">(or caused by) </text:span>divine collapse. A slow societal collapse <text:span text:style-name="T56">or status quo change</text:span>, however, may retain proper religious rites to the end, until the Autochthons are too weak to respond violently.</text:p>
      <text:p text:style-name="P6"/>
      <text:p text:style-name="P40">In conclusion on this point, the collapse of a civilization supported by a divine continuance might be more controlled by the generational length than by the population growth speed.</text:p>
      <text:p text:style-name="P40"/>
      <text:p text:style-name="P45">What are some pressures that can cause total societal collapse?</text:p>
      <text:p text:style-name="P39"/>
      <text:p text:style-name="P39">External:</text:p>
      <text:p text:style-name="P41">Pressures from neighboring collapse – <text:span text:style-name="T57">a neighboring collapse could cause mass migrations that destabilize demographics, introduce disease, bring raiding warbands, etc.</text:span></text:p>
      <text:p text:style-name="P45">Total war – Disastrous war can lead to the collapse of religious institutions that appease mature deities. The sacking of cities can cause people to lose faith, leave, etc, that can also destabilize religions. These things can quickly lead to divine collapse <text:span text:style-name="T58">or to a silent divine weakening.</text:span></text:p>
      <text:p text:style-name="P41">Global disaster – <text:span text:style-name="T58">Global disasters can, in part, be mitigated by a mature divine continuance. A deity responsible for the weather could clear sulfur from the stratosphere and relieve a blocked sun, </text:span></text:p>
      <text:p text:style-name="P41"/>
      <text:p text:style-name="P41">Internal:</text:p>
      <text:p text:style-name="P44">Pressures from internal strife</text:p>
      <text:p text:style-name="P44">Rapid religious revolution</text:p>
      <text:p text:style-name="P46">Population dynamics</text:p>
      <text:p text:style-name="P46"/>
      <text:p text:style-name="P47">Results and levels of societal collapse.</text:p>
      <text:p text:style-name="P47"/>
      <text:p text:style-name="P47">Societal collapse is pretty much the worst case scenario. One definition of societal collapse is as follows:</text:p>
      <text:p text:style-name="P47"/>
      <text:p text:style-name="P26">“Societal collapse is the fall of a complex society characterized by the loss of cultural identity and of social complexity as an adaptive system, the downfall of government, and the rise of violence.”</text:p>
      <text:p text:style-name="P26"/>
      <text:p text:style-name="P51">Civilizations can change and fall in a spectrum of far less catastrophic ways, though. Oftentimes, the end of a civilization simply ends in a status quo change (a dynastic shift, a conquest, </text:p>
      <text:p text:style-name="P47">Societal collapse isn’t always catastrophic, and more often than not it simply takes the form of a status quo change.</text:p>
      <text:p text:style-name="P47"/>
      <text:p text:style-name="P48">1. Reversion, simplification, or fracturing.</text:p>
      <text:p text:style-name="P48">2. Absorption</text:p>
      <text:p text:style-name="P48"><text:tab/>-<text:span text:style-name="T61">From the first kingdoms of Sumeria to at least the Sassanians, kingdoms of the Middle East all collapsed from these two methods. Generally, cultural changes were slow and due to conquest. Sumero-Akkadian culture was replaced by Persian culture + Zoroastrianism with the rise of the Medes and Achaemenids. Persian culture was Hellenized with the conquests of Alexander the Great. Persian + Hellenized culture was syncretic and dominated until the Rashidun Caliphate.</text:span></text:p>
      <text:p text:style-name="P48"/>
      <text:p text:style-name="P49"><text:span text:style-name="T59">3. </text:span><text:span text:style-name="T60">A</text:span><text:span text:style-name="T59">bandonment</text:span></text:p>
      <text:p text:style-name="P6"/>
      <text:p text:style-name="P28">Civilization Technological Innovation</text:p>
      <text:p text:style-name="P9">Let’s think about the development of technology for a moment.</text:p>
      <text:p text:style-name="P10"><text:soft-page-break/>In general, technological development is modulated by the length of a generation. New generations bring new ideas as older generations die off. The generational length of the astar is long, meaning there are far more youthful astar in a generation than there would be humans in an equivalent population. At first, one might think these could lead to a greater “generational power”, or a greater ability for the young generation to influence the old. The length of the generation that created this problem might also be the solution to it: the filling of an astar generation takes time—a long time—over which the young generation will be educated by the older generation. This education, indoctrination, into the ways of the culture of the society may actually have a smearing effect on the ability of a generation to advance with new ideas. Whereas human societies will be defined by high birth rates and high death rates (cycling ideas efficiently), longer-lived races have smaller and smaller birth rates and death rates. Ideas come slower and typically find it more difficult to catch hold. In summary, longer-lived races will have less distinct generations to upset the social order.</text:p>
      <text:p text:style-name="P7"/>
      <text:p text:style-name="P9">I choose to model technological change to be directly proportional to generational length—though I believe longer-lived races will have a greater tendency to stagnate in the face of stability.</text:p>
      <text:p text:style-name="P7"/>
      <text:p text:style-name="P28">Skills and achievement within a civilization</text:p>
      <text:p text:style-name="P8">Next, we can think about the ability of longer-lived races to <text:span text:style-name="T24">become skilled. For this, we should try to separate these races from the traditional human psyche. An astar reaches physical maturity by the age of 20, at which point they most likely enter their society as a functioning member. </text:span><text:span text:style-name="T25">Although innovation might be in short supply, the longer-lived races have an abundance of time to perfect the arts to which they cling. It is now useful to introduce the mechanism of “class levels”, as in DnD, as that is main measure of this topic.</text:span></text:p>
      <text:p text:style-name="P11"/>
      <text:p text:style-name="P11">First, where do class levels come from? In DnD, class levels are achieved by the tackling of difficult encounters or scenarios. They are gained from the accumulation of experience, from surviving challenging or dangerous events. It seems reasonable that an astar or waith would learn just as easily from these experiences as a human. This equivalency is already seen in the mechanics of DnD—no matter what race you play, you gain levels at the same rate as any other race. So the advancement of class levels is modulated by the availability of dangerous or challenging events and the willingness of a person to tackle them.</text:p>
      <text:p text:style-name="P11"/>
      <text:p text:style-name="P11">Let’s look at the second part of that hypothesis first. In the face of danger <text:span text:style-name="T35">or challenge</text:span>, it is natural for many to turn away and return to the realm of comfort and “normal life”. This will, naturally, limit the pool of available classed individuals. I think it would be silly to measure the willingness of an individual to face danger <text:span text:style-name="T35">or challenge</text:span> by their race. While the feeling of fear might have biological origins, these technological societies have far surpassed their base survival instincts in favor for instincts rooted in culture or in an individual’s <text:span text:style-name="T26">life</text:span>.</text:p>
      <text:p text:style-name="P11"/>
      <text:p text:style-name="P14">Now we look to the first part of the hypothesis: that the number of classed individuals will be modulated by the availability and presence of danger to be overcome. Isn’t there always danger to be overcome in life? Yes and no. Life, no matter the time period, region, or culture, is always going to be <text:span text:style-name="T32">f</text:span>illed with challenges—but not necessarily the challenges to push an individual to the great heights of achievement. <text:span text:style-name="T28">Furthermore, these types of “</text:span><text:span text:style-name="T36">small” </text:span><text:span text:style-name="T28">challenges won’t be controlled by generations. These are events within the lives of individuals, so it would make sense that the level of achievement that these challenges offer would be generally scaled by </text:span><text:span text:style-name="T29">longevity (this controls how many of these “everyday” challenges someone faces, after all) </text:span><text:span text:style-name="T33">and by culture</text:span><text:span text:style-name="T29">. But how much would it change in the long-run? </text:span><text:span text:style-name="T34">Is someone bounded, in some sense, in their capacity to achieve? </text:span><text:span text:style-name="T36">Einstein and Michael Jordan were both in their prime (mental or physical) in their youth. Longevity didn’t necessarily see </text:span><text:soft-page-break/><text:span text:style-name="T36">their abilities shoot to the moon. </text:span><text:span text:style-name="T34">Is someone nurtured into (or naturally inclined towards) their “once-in-a-generation” capability </text:span><text:span text:style-name="T36">actually able to push beyond it? There are probably some limits to the ability of someone to progress beyond this point.</text:span></text:p>
      <text:p text:style-name="P13"><text:span text:style-name="T29">I like the analysis performed in the Alexandrian, which </text:span><text:span text:style-name="T32">argues </text:span><text:span text:style-name="T29">that a 5</text:span><text:span text:style-name="T30">th</text:span><text:span text:style-name="T29"> level human is a once-in-a-generation type of expert. Albert Einstein. Michael Jordan. Etc. </text:span><text:span text:style-name="T37">These are people that might have overcome some the perfect set of challenges to reach their level of achievement. </text:span><text:span text:style-name="T32">It follows that, in my world, astar or Far Ul are no more naturally gifted in the realm of progression than humans (this does not mean that some races are not naturally stronger or faster than others—it just means that I don’t implement any races that are naturally better at advancing in class levels than others). The astar and Far Ul do, however, live far longer than humans. </text:span><text:span text:style-name="T36">This longevity might give them some advantages: they might see members reach 7</text:span><text:span text:style-name="T31">th</text:span><text:span text:style-name="T36">, 8</text:span><text:span text:style-name="T31">th</text:span><text:span text:style-name="T36">, 9</text:span><text:span text:style-name="T31">th</text:span><text:span text:style-name="T36"> level or slightly beyond—but probably not much further in average times.</text:span></text:p>
      <text:p text:style-name="P12"/>
      <text:p text:style-name="P12"><text:span text:style-name="T36">Not all times are “average”, some are filled with challenges that push ambitious individuals forward, that drive some to go beyond the typical limits of achievement. </text:span><text:span text:style-name="T27">These types of challenges come naturally in times of tumult, unrest, or change—in times worthy of stories or DnD campaigns. </text:span><text:span text:style-name="T36">Thus the frequency of individuals far surpassing even the “once-in-a-generation” </text:span><text:span text:style-name="T37">standards is controlled by the stability of a time period.</text:span></text:p>
      <text:p text:style-name="P12"/>
      <text:p text:style-name="P16"/>
      <text:p text:style-name="P28">Warfare by a civilization</text:p>
      <text:p text:style-name="P16">How will war be waged by longer lived races?</text:p>
      <text:p text:style-name="P16">This is a tricky question, but in general the answer is “essentially the same as shorter lived races”. The generational length of a species, provided that their reproductive years are relatively proportional to those of humans, has little effect on the race’s ability to grow in population at the same rate as humanity. The main difference comes, however, in the longer-lived race’s ability to recover from a perturbation to this stable growth. Humans and short-lived races have high deaths rates contrasted by high birth rates. A bloody war will raise their mortality (and thus their death rates), but it won’t be a massive difference compared to their average death rates. A longer-lived race, on the other hand, maintains their steady growth rate with low birth rates and comparatively low death rates. A bloody war would essentially skyrocket the mortality of the long-lived race for that year to values much higher than average. That race would feel the effect of the war for a longer period.</text:p>
      <text:p text:style-name="P16"/>
      <text:p text:style-name="P17">This trade-off in recovery times grows with generation length, so humans recovery quickly while astar, waith, and orun recover more slowly. Let’s set up an example from my population simulation to demonstrate this effect:</text:p>
      <text:p text:style-name="P17"/>
      <text:p text:style-name="P17">Two societies go to war, one human and the other astar, both with identical (but scaled) mortality distributions, in this case the Roman distribution. Both societies have 100,000 people, and both lose 5,000 warriors to the conflict. The warriors of each culture had proportional average ages, and the cultures had proportional fertility durations. The humans with their high birth rates are able to refill their ranks to 100% of their previous capacity within 20 years with a standard growth rate of approximately 0.04%. With that same growth rate, the astar society would take slightly over 80 years to return their warrior population to pre-war levels.</text:p>
      <text:p text:style-name="P17"/>
      <text:p text:style-name="P17">This isn’t a golden ticket for shorter-lived races, however. We discussed before the benefits of longevity on personal achievement levels. While the average human will probably be similarly skilled to the average astar, those astar that <text:span text:style-name="T39">push themselves to gain class levels will be significantly more dangerous (70% of astar fall below level 2.3 compared to 1.6 for humans. Waith reach level 3 for the majority of </text:span><text:soft-page-break/><text:span text:style-name="T39">their classed individuals).This isn’t even to mention to biological differences that allow for the longevity of the astar and waith. The astar, for example, are extremely hardy. They are very resistant to poisons and disease, they are typically taller and stronger than humans and can quickly recover from injury. Waith are even tougher. Thus, while long-lived races take longer to recover from the same losses as humans, in a fight where all things are equal these races will almost certainly take fewer casualties. </text:span><text:span text:style-name="T40">Initial, rough calculations show that it is entirely plausible that the longer-lived races could take so few casualties that the recovery times against human combatants could be almost identical.</text:span></text:p>
      <text:p text:style-name="P17"/>
      <text:p text:style-name="P19">It is also the case that wars are rarely so bloody as to kill half the entire army <text:span text:style-name="T42">in one swoop</text:span>. Small, frequent skirmishes are far more common <text:span text:style-name="T40">throughout history, and there would be no exception here. Small casualties are easier to recovery from for races of all generational lengths. </text:span><text:span text:style-name="T42">If a single decisive battle were to happen, the greater skill or power of the long lived races might shine for a time. One war might be won, but a prolonged conflict might edge in favor of those able to recover their population the fastest.</text:span></text:p>
      <text:p text:style-name="P19"/>
      <text:p text:style-name="P19"><text:span text:style-name="T41">Wars between societies of the same species are much simpler—they will typically be spread along a more relaxed time scale </text:span><text:span text:style-name="T46">(modulated by, you guess it, generational length)</text:span><text:span text:style-name="T41">. Where human cultures might war with each other every few years or decades, two astar cities might wait several decades or even a century before going to war again.</text:span></text:p>
      <text:p text:style-name="P18"/>
      <text:p text:style-name="P30">War, it seems, has no simple conclusion. Longevity does not necessarily mean victory or defeat. Much like in the real world, the victor will be the combatant with superior technology, tactics, strategy, or leaders.</text:p>
      <text:p text:style-name="P30"/>
      <text:p text:style-name="P35">One major conclusion that can be applied to the collapse of civilizations is that war between cultures of a similar generational length will happen on a time scale controlled by that species’ generations. As increased warfare is possibly a leading cause in civilization collapse, this supports the conclusion that societal collapse might happen on time spans modulated by generational length. </text:p>
      <text:p text:style-name="P30"/>
      <text:p text:style-name="P28">The Infrastructure of a Civilization</text:p>
      <text:p text:style-name="P31">How will longevity influence the infrastructure (the cities and the constructions within them) of a civilization?</text:p>
      <text:p text:style-name="P31"/>
      <text:p text:style-name="P31">Historical civilizations leave behind ruined temples, buried roads, and sand-covered carcasses of cities. <text:span text:style-name="T47">Human c</text:span>ities rise and fall within a few millennia, <text:span text:style-name="T47">sometimes within the span of a civilization (possibly due to economic shifts within a society, as was the case with the decline of Babylon) and other times coterminous with their civilization (as the fall of Rome with the Western Roman Empire).</text:span></text:p>
      <text:p text:style-name="P31"/>
      <text:p text:style-name="P32">The infrastructure within these cities weathers and wears. Wood frames might last a century, stone might last a few centuries. With present upkeep, will these durations be extended? Probably. Possibly indefinitely. Old wood gets replaced as needed, and engineers can replace stone bricks or pillars as the need arises as well. On top of that, <text:span text:style-name="T48">divine continuances can help support the prolonged existence of infrastructure. Gods of cities and towns set to protect their people and give prosperity can lend magical aid to lessen the effects of natural degradation.</text:span></text:p>
      <text:p text:style-name="P32"/>
      <text:p text:style-name="P34">So how big can a city get? I’d say this is limited to the carrying capacity of the hinterland, and thus the technological level. Populations in long-lived races grow quickly, allowing cities to grow to their maximum capacity relatively quickly. Beyond this capacity, people would most likely find it easier to simply move away and found a new settlement tha<text:span text:style-name="T49">n</text:span> remain unhappily in an overcrowded center <text:soft-page-break/>without enough food to support them. <text:span text:style-name="T49">These maximized cities will probably see a decrease in childbirth to accommodate this, though cities in prosperous regions, with healthy trade networks, or with an efficient system of importing from wider hinterlands can probably support a significant, wide-spread population. </text:span><text:span text:style-name="T50">Overpopulation would be a more present problem in long-lived cultures. With lives of hundreds of years and cities growing quickly, it would be easier to see and experience first-hand the issue of overcrowding than in human settlements. This experience might make migration and expansion more natural for these peoples.</text:span></text:p>
      <text:p text:style-name="P32"/>
      <text:p text:style-name="P33">Thus, city decline not due to violent sacking or total societal collapse will probably follow problems of economic decline caused by present decisions of the populous. New cities growing in better locations might attract the population to it, pulling business from another city and possibly shifting trade routes, for example. <text:span text:style-name="T50">Overpopulation of citi</text:span><text:span text:style-name="T51">es might be an ever-present problem, but migration into new city-centers could be more natural to long-lived peop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1T20:21:37.639110272</meta:creation-date>
    <dc:date>2023-04-18T21:40:34.859964318</dc:date>
    <meta:editing-duration>PT7H14M15S</meta:editing-duration>
    <meta:editing-cycles>70</meta:editing-cycles>
    <meta:generator>LibreOffice/6.4.7.2$Linux_X86_64 LibreOffice_project/40$Build-2</meta:generator>
    <meta:document-statistic meta:table-count="0" meta:image-count="0" meta:object-count="0" meta:page-count="7" meta:paragraph-count="70" meta:word-count="3535" meta:character-count="22256" meta:non-whitespace-character-count="18793"/>
  </office:meta>
</office:document-meta>
</file>